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2000000DFA345451E.jpg" manifest:media-type=""/>
  <manifest:file-entry manifest:full-path="Pictures/100002000000013D0000008D8F07C93C.png" manifest:media-type=""/>
  <manifest:file-entry manifest:full-path="Pictures/100000000000001C00000032B57A4D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pitch="variable" style:font-charset="x-symbol"/>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fo:keep-together="auto"/>
    </style:style>
    <style:style style:name="Table2.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2.B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fo:keep-together="auto"/>
    </style:style>
    <style:style style:name="Table3.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4" style:family="table-cell">
      <style:table-cell-properties style:vertical-align="top" fo:padding-left="0.191cm" fo:padding-right="0.191cm" fo:padding-top="0cm" fo:padding-bottom="0cm" fo:border-left="0.5pt solid #000000" fo:border-right="1pt solid #000000" fo:border-top="none" fo:border-bottom="1pt solid #000000" style:writing-mode="lr-tb"/>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fo:font-weight="bold" officeooo:rsid="0016a8ad" officeooo:paragraph-rsid="0016a8ad" style:font-size-asian="11pt" style:font-weight-asian="bold" style:font-weight-complex="bold"/>
    </style:style>
    <style:style style:name="P7" style:family="paragraph" style:parent-style-name="Standard">
      <style:paragraph-properties style:snap-to-layout-grid="false"/>
      <style:text-properties fo:font-size="11pt" fo:font-weight="bold" officeooo:rsid="00184673" officeooo:paragraph-rsid="00184673" style:font-size-asian="11pt" style:font-weight-asian="bold" style:font-weight-complex="bold"/>
    </style:style>
    <style:style style:name="P8" style:family="paragraph" style:parent-style-name="Standard">
      <style:paragraph-properties style:snap-to-layout-grid="false"/>
      <style:text-properties fo:font-size="11pt" style:font-size-asian="11pt"/>
    </style:style>
    <style:style style:name="P9" style:family="paragraph" style:parent-style-name="Standard">
      <style:paragraph-properties style:snap-to-layout-grid="false"/>
      <style:text-properties fo:font-size="11pt" fo:font-weight="normal" officeooo:rsid="0016a8ad" officeooo:paragraph-rsid="0016a8ad" style:font-size-asian="11pt" style:font-weight-asian="normal" style:font-weight-complex="normal"/>
    </style:style>
    <style:style style:name="P10" style:family="paragraph" style:parent-style-name="Standard">
      <style:paragraph-properties style:snap-to-layout-grid="false"/>
      <style:text-properties fo:font-size="11pt" fo:font-weight="normal" officeooo:rsid="00184673" officeooo:paragraph-rsid="00184673" style:font-size-asian="11pt" style:font-weight-asian="normal" style:font-weight-complex="normal"/>
    </style:style>
    <style:style style:name="P11" style:family="paragraph" style:parent-style-name="Standard">
      <style:text-properties officeooo:rsid="000c7c15" officeooo:paragraph-rsid="000c7c15"/>
    </style:style>
    <style:style style:name="P12" style:family="paragraph" style:parent-style-name="Standard">
      <style:text-properties fo:font-weight="normal" officeooo:rsid="001b7006" officeooo:paragraph-rsid="001bf846" style:font-weight-asian="normal" style:font-weight-complex="normal"/>
    </style:style>
    <style:style style:name="P13" style:family="paragraph" style:parent-style-name="Standard">
      <style:text-properties officeooo:paragraph-rsid="00272a1f"/>
    </style:style>
    <style:style style:name="P14" style:family="paragraph" style:parent-style-name="Header">
      <style:text-properties officeooo:paragraph-rsid="000c7c15"/>
    </style:style>
    <style:style style:name="P15" style:family="paragraph" style:parent-style-name="Header">
      <style:text-properties fo:language="none" fo:country="none" style:language-asian="none" style:country-asian="none"/>
    </style:style>
    <style:style style:name="P16" style:family="paragraph" style:parent-style-name="Header">
      <style:paragraph-properties>
        <style:tab-stops/>
      </style:paragraph-properties>
      <style:text-properties fo:font-size="11pt" style:font-size-asian="11pt"/>
    </style:style>
    <style:style style:name="P17" style:family="paragraph" style:parent-style-name="Header">
      <style:paragraph-properties style:snap-to-layout-grid="false">
        <style:tab-stops/>
      </style:paragraph-properties>
      <style:text-properties fo:font-size="11pt" style:font-size-asian="11pt"/>
    </style:style>
    <style:style style:name="P18" style:family="paragraph" style:parent-style-name="Standard">
      <style:paragraph-properties fo:margin-left="0cm" fo:margin-right="0.635cm" fo:text-indent="0cm" style:auto-text-indent="false" style:snap-to-layout-grid="false"/>
      <style:text-properties fo:font-size="12pt" style:font-size-asian="12pt"/>
    </style:style>
    <style:style style:name="P19" style:family="paragraph" style:parent-style-name="Main_20_Title">
      <style:paragraph-properties fo:break-before="page"/>
    </style:style>
    <style:style style:name="P20" style:family="paragraph" style:parent-style-name="Title">
      <style:paragraph-properties fo:text-align="end" style:justify-single-word="false"/>
    </style:style>
    <style:style style:name="P21" style:family="paragraph" style:parent-style-name="Tabletext">
      <style:paragraph-properties fo:text-align="center" style:justify-single-word="false"/>
      <style:text-properties fo:font-weight="bold" style:font-weight-asian="bold"/>
    </style:style>
    <style:style style:name="P22" style:family="paragraph" style:parent-style-name="Tabletext">
      <style:paragraph-properties style:snap-to-layout-grid="false"/>
    </style:style>
    <style:style style:name="P23" style:family="paragraph" style:parent-style-name="Tabletext">
      <style:paragraph-properties style:snap-to-layout-grid="false"/>
      <style:text-properties fo:language="en" fo:country="GB" officeooo:rsid="000b04d5" officeooo:paragraph-rsid="000b04d5"/>
    </style:style>
    <style:style style:name="P24" style:family="paragraph" style:parent-style-name="Tabletext">
      <style:paragraph-properties style:snap-to-layout-grid="false"/>
      <style:text-properties officeooo:rsid="000b04d5" officeooo:paragraph-rsid="000b04d5"/>
    </style:style>
    <style:style style:name="P25" style:family="paragraph" style:parent-style-name="Tabletext">
      <style:paragraph-properties style:snap-to-layout-grid="false"/>
      <style:text-properties officeooo:rsid="000c7c15" officeooo:paragraph-rsid="000c7c15"/>
    </style:style>
    <style:style style:name="P26" style:family="paragraph" style:parent-style-name="Tabletext">
      <style:paragraph-properties style:snap-to-layout-grid="false"/>
      <style:text-properties officeooo:rsid="000e617e" officeooo:paragraph-rsid="000e617e"/>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style:text-properties fo:font-weight="bold" style:font-weight-asian="bold" style:font-weight-complex="bold"/>
    </style:style>
    <style:style style:name="P29" style:family="paragraph" style:parent-style-name="Text_20_body" style:master-page-name="">
      <style:paragraph-properties fo:margin-left="0cm" fo:margin-right="0cm" fo:margin-top="0cm" fo:margin-bottom="0.212cm" style:contextual-spacing="false" style:line-height-at-least="0.423cm" fo:text-align="center" style:justify-single-word="false" fo:keep-together="always" fo:orphans="0" fo:widows="0" fo:text-indent="0cm" style:auto-text-indent="false" style:page-number="auto" style:writing-mode="lr-tb"/>
    </style:style>
    <style:style style:name="P30" style:family="paragraph" style:parent-style-name="Contents_20_1">
      <style:paragraph-properties>
        <style:tab-stops>
          <style:tab-stop style:position="15.921cm" style:type="right" style:leader-style="dotted" style:leader-text="."/>
        </style:tab-stops>
      </style:paragraph-properties>
    </style:style>
    <style:style style:name="P31" style:family="paragraph" style:parent-style-name="Contents_20_2">
      <style:paragraph-properties>
        <style:tab-stops>
          <style:tab-stop style:position="15.921cm" style:type="right" style:leader-style="dotted" style:leader-text="."/>
        </style:tab-stops>
      </style:paragraph-properties>
    </style:style>
    <style:style style:name="P32" style:family="paragraph" style:parent-style-name="Standard" style:list-style-name="L1"/>
    <style:style style:name="P33" style:family="paragraph" style:parent-style-name="Standard" style:list-style-name="L1">
      <style:text-properties officeooo:rsid="00245391" officeooo:paragraph-rsid="00245391"/>
    </style:style>
    <style:style style:name="P34" style:family="paragraph" style:parent-style-name="Standard" style:list-style-name="L2">
      <style:text-properties officeooo:rsid="000e617e" officeooo:paragraph-rsid="000e617e"/>
    </style:style>
    <style:style style:name="P35" style:family="paragraph" style:parent-style-name="Standard" style:list-style-name="L2">
      <style:text-properties officeooo:rsid="001069d7" officeooo:paragraph-rsid="001069d7"/>
    </style:style>
    <style:style style:name="P36" style:family="paragraph" style:parent-style-name="Standard" style:list-style-name="L3">
      <style:text-properties fo:font-weight="normal" officeooo:rsid="001ce3b3" officeooo:paragraph-rsid="001ce3b3" style:font-weight-asian="normal" style:font-weight-complex="normal"/>
    </style:style>
    <style:style style:name="P37" style:family="paragraph" style:parent-style-name="Standard" style:list-style-name="L4">
      <style:text-properties fo:font-weight="normal" officeooo:rsid="001ce3b3" officeooo:paragraph-rsid="001e6f93" style:font-weight-asian="normal" style:font-weight-complex="normal"/>
    </style:style>
    <style:style style:name="P38" style:family="paragraph" style:parent-style-name="Standard" style:list-style-name="L4">
      <style:text-properties officeooo:rsid="001b7006" officeooo:paragraph-rsid="001b7006"/>
    </style:style>
    <style:style style:name="P39" style:family="paragraph" style:parent-style-name="Standard" style:list-style-name="L4">
      <style:text-properties officeooo:rsid="001b7006" officeooo:paragraph-rsid="001bf846"/>
    </style:style>
    <style:style style:name="P40" style:family="paragraph" style:parent-style-name="Standard">
      <style:text-properties officeooo:rsid="001b7006" officeooo:paragraph-rsid="001b7006"/>
    </style:style>
    <style:style style:name="P41" style:family="paragraph" style:parent-style-name="Standard" style:list-style-name="L4">
      <style:text-properties officeooo:rsid="001ce3b3" officeooo:paragraph-rsid="001ce3b3"/>
    </style:style>
    <style:style style:name="P42" style:family="paragraph" style:parent-style-name="Standard" style:list-style-name="L4">
      <style:text-properties officeooo:rsid="001ce3b3" officeooo:paragraph-rsid="001e6f93"/>
    </style:style>
    <style:style style:name="P43" style:family="paragraph" style:parent-style-name="Standard">
      <style:text-properties fo:font-weight="bold" officeooo:rsid="001b7006" officeooo:paragraph-rsid="001b7006" style:font-weight-asian="bold" style:font-weight-complex="bold"/>
    </style:style>
    <style:style style:name="P44" style:family="paragraph" style:parent-style-name="Standard" style:list-style-name="L4">
      <style:text-properties fo:font-weight="bold" officeooo:rsid="001b7006" officeooo:paragraph-rsid="001bf846" style:font-weight-asian="bold" style:font-weight-complex="bold"/>
    </style:style>
    <style:style style:name="P45" style:family="paragraph" style:parent-style-name="Standard" style:list-style-name="L4">
      <style:text-properties fo:font-weight="bold" officeooo:rsid="001ce3b3" officeooo:paragraph-rsid="001fe385" style:font-weight-asian="bold" style:font-weight-complex="bold"/>
    </style:style>
    <style:style style:name="P46" style:family="paragraph" style:parent-style-name="Standard">
      <style:text-properties officeooo:rsid="00282efe" officeooo:paragraph-rsid="00282efe"/>
    </style:style>
    <style:style style:name="P47" style:family="paragraph" style:parent-style-name="Standard">
      <style:text-properties officeooo:paragraph-rsid="00282efe"/>
    </style:style>
    <style:style style:name="P48" style:family="paragraph" style:parent-style-name="Standard">
      <style:text-properties officeooo:rsid="000c7c15" officeooo:paragraph-rsid="000c7c15"/>
    </style:style>
    <style:style style:name="P49" style:family="paragraph" style:parent-style-name="Standard">
      <style:text-properties officeooo:rsid="00288f80" officeooo:paragraph-rsid="00288f80"/>
    </style:style>
    <style:style style:name="P50" style:family="paragraph" style:parent-style-name="Heading_20_1">
      <style:text-properties officeooo:rsid="000c7c15" officeooo:paragraph-rsid="000c7c15"/>
    </style:style>
    <style:style style:name="P51" style:family="paragraph" style:parent-style-name="Heading_20_1">
      <style:paragraph-properties fo:break-before="page"/>
    </style:style>
    <style:style style:name="P52" style:family="paragraph" style:parent-style-name="Text_20_body" style:list-style-name="L5">
      <style:text-properties officeooo:paragraph-rsid="001b7006"/>
    </style:style>
    <style:style style:name="P53" style:family="paragraph" style:parent-style-name="Text_20_body" style:list-style-name="L6">
      <style:text-properties officeooo:rsid="001069d7" officeooo:paragraph-rsid="001b7006"/>
    </style:style>
    <style:style style:name="P54" style:family="paragraph" style:parent-style-name="Text_20_body" style:list-style-name="L5">
      <style:text-properties officeooo:rsid="00207dc0" officeooo:paragraph-rsid="00207dc0"/>
    </style:style>
    <style:style style:name="P55" style:family="paragraph" style:parent-style-name="Text_20_body" style:list-style-name="L6">
      <style:text-properties officeooo:rsid="00207dc0" officeooo:paragraph-rsid="00207dc0"/>
    </style:style>
    <style:style style:name="P56" style:family="paragraph" style:parent-style-name="Text_20_body" style:list-style-name="L6">
      <style:text-properties officeooo:paragraph-rsid="001b7006"/>
    </style:style>
    <style:style style:name="P57"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58" style:family="paragraph" style:parent-style-name="Text_20_body" style:list-style-name="L9">
      <style:text-properties fo:font-style="normal" style:text-underline-style="none" fo:font-weight="normal" style:font-style-asian="normal" style:font-weight-asian="normal" style:font-style-complex="normal" style:font-weight-complex="normal"/>
    </style:style>
    <style:style style:name="P59" style:family="paragraph" style:parent-style-name="Text_20_body">
      <style:paragraph-properties fo:margin-left="0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60" style:family="paragraph" style:parent-style-name="Text_20_body">
      <style:paragraph-properties fo:margin-left="0cm" fo:margin-right="0cm" fo:text-indent="0cm" style:auto-text-indent="false"/>
      <style:text-properties officeooo:rsid="001069d7" officeooo:paragraph-rsid="001b7006"/>
    </style:style>
    <style:style style:name="P61" style:family="paragraph" style:parent-style-name="Text_20_body" style:list-style-name="L7" style:master-page-name="">
      <style:paragraph-properties fo:margin-left="0cm" fo:margin-right="0cm" fo:margin-top="0cm" fo:margin-bottom="0.212cm" style:contextual-spacing="false" style:line-height-at-least="0.423cm" fo:text-align="justify" style:justify-single-word="false" fo:keep-together="always" fo:orphans="0" fo:widows="0" fo:text-indent="0cm" style:auto-text-indent="false" style:page-number="auto" style:writing-mode="lr-tb"/>
      <style:text-properties fo:font-style="normal" style:text-underline-style="none" fo:font-weight="normal" officeooo:paragraph-rsid="001b7006" style:font-style-asian="normal" style:font-weight-asian="normal" style:font-style-complex="normal" style:font-weight-complex="normal"/>
    </style:style>
    <style:style style:name="P62" style:family="paragraph" style:parent-style-name="Text_20_body" style:list-style-name="L8">
      <style:paragraph-properties fo:margin-top="0cm" fo:margin-bottom="0.212cm" style:contextual-spacing="false" style:line-height-at-least="0.423cm" fo:text-align="justify" style:justify-single-word="false" fo:orphans="0" fo:widows="0" style:writing-mode="lr-tb"/>
      <style:text-properties fo:font-style="normal" style:text-underline-style="none" fo:font-weight="normal" officeooo:paragraph-rsid="001b7006" style:font-style-asian="normal" style:font-weight-asian="normal" style:font-style-complex="normal" style:font-weight-complex="normal"/>
    </style:style>
    <style:style style:name="P63" style:family="paragraph" style:parent-style-name="Heading_20_2">
      <style:text-properties officeooo:rsid="001b7006" officeooo:paragraph-rsid="001b7006"/>
    </style:style>
    <style:style style:name="P64" style:family="paragraph" style:parent-style-name="Heading_20_2">
      <style:text-properties officeooo:rsid="000c7c15" officeooo:paragraph-rsid="000c7c15"/>
    </style:style>
    <style:style style:name="P65" style:family="paragraph" style:parent-style-name="Heading_20_2">
      <style:paragraph-properties fo:margin-left="0cm" fo:margin-right="0cm" fo:text-indent="0cm" style:auto-text-indent="false"/>
      <style:text-properties fo:font-weight="bold" officeooo:rsid="001b7006" officeooo:paragraph-rsid="001b7006" style:font-weight-asian="bold" style:font-weight-complex="bold"/>
    </style:style>
    <style:style style:name="P66" style:family="paragraph" style:parent-style-name="Title" style:master-page-name="First_20_Page">
      <style:paragraph-properties fo:text-align="end" style:justify-single-word="false" style:page-number="auto"/>
    </style:style>
    <style:style style:name="P67" style:family="paragraph">
      <style:paragraph-properties style:writing-mode="lr-tb"/>
    </style:style>
    <style:style style:name="T1" style:family="text">
      <style:text-properties officeooo:rsid="000b04d5"/>
    </style:style>
    <style:style style:name="T2" style:family="text">
      <style:text-properties fo:language="none" fo:country="none" style:language-asian="none" style:country-asian="none"/>
    </style:style>
    <style:style style:name="T3" style:family="text">
      <style:text-properties fo:font-size="14pt" style:font-size-asian="14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style:text-underline-style="none" fo:font-weight="normal" officeooo:rsid="00116fdf" style:font-style-asian="italic" style:font-weight-asian="normal" style:font-style-complex="italic" style:font-weight-complex="normal"/>
    </style:style>
    <style:style style:name="T9" style:family="text">
      <style:text-properties fo:font-size="11pt" style:font-size-asian="11pt"/>
    </style:style>
    <style:style style:name="T10" style:family="text">
      <style:text-properties officeooo:rsid="000c7c15"/>
    </style:style>
    <style:style style:name="T11" style:family="text">
      <style:text-properties officeooo:rsid="001069d7"/>
    </style:style>
    <style:style style:name="T12" style:family="text">
      <style:text-properties fo:font-weight="bold" officeooo:rsid="00182ad3"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82ad3" style:font-weight-asian="normal" style:font-weight-complex="normal"/>
    </style:style>
    <style:style style:name="T15" style:family="text">
      <style:text-properties fo:font-weight="normal" officeooo:rsid="001ce3b3" style:font-weight-asian="normal" style:font-weight-complex="normal"/>
    </style:style>
    <style:style style:name="T16" style:family="text">
      <style:text-properties fo:font-weight="normal" officeooo:rsid="001fe385"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officeooo:rsid="00116fdf" style:font-style-asian="normal" style:font-weight-asian="normal" style:font-style-complex="normal" style:font-weight-complex="normal"/>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fo:font-style="normal" style:text-underline-style="none" fo:font-weight="bold" officeooo:rsid="00182ad3" style:font-style-asian="normal" style:font-weight-asian="bold" style:font-style-complex="normal" style:font-weight-complex="bold"/>
    </style:style>
    <style:style style:name="T22" style:family="text">
      <style:text-properties fo:font-style="normal" style:text-underline-style="none" fo:font-weight="bold" officeooo:rsid="00184673" style:font-style-asian="normal" style:font-weight-asian="bold" style:font-style-complex="normal" style:font-weight-complex="bold"/>
    </style:style>
    <style:style style:name="T23" style:family="text">
      <style:text-properties fo:font-style="normal" style:text-underline-style="none" fo:font-weight="bold" officeooo:rsid="00196277" style:font-style-asian="normal" style:font-weight-asian="bold" style:font-style-complex="normal" style:font-weight-complex="bold"/>
    </style:style>
    <style:style style:name="T24" style:family="text">
      <style:text-properties fo:font-style="normal" style:text-underline-style="none" style:font-style-asian="normal" style:font-style-complex="normal"/>
    </style:style>
    <style:style style:name="T25" style:family="text">
      <style:text-properties fo:font-style="normal" style:text-underline-style="none" officeooo:rsid="00132073" style:font-style-asian="normal" style:font-style-complex="normal"/>
    </style:style>
    <style:style style:name="T26" style:family="text">
      <style:text-properties fo:font-style="normal" style:text-underline-style="none" officeooo:rsid="00182ad3" style:font-style-asian="normal" style:font-style-complex="normal"/>
    </style:style>
    <style:style style:name="T27" style:family="text">
      <style:text-properties fo:font-style="normal" style:text-underline-style="none" officeooo:rsid="001982f7" style:font-style-asian="normal" style:font-style-complex="normal"/>
    </style:style>
    <style:style style:name="T28" style:family="text">
      <style:text-properties officeooo:rsid="001b7006"/>
    </style:style>
    <style:style style:name="T29" style:family="text">
      <style:text-properties officeooo:rsid="001ce3b3"/>
    </style:style>
    <style:style style:name="T30" style:family="text">
      <style:text-properties officeooo:rsid="001e6f93"/>
    </style:style>
    <style:style style:name="T31" style:family="text">
      <style:text-properties officeooo:rsid="001fe385"/>
    </style:style>
    <style:style style:name="T32" style:family="text">
      <style:text-properties officeooo:rsid="00207dc0"/>
    </style:style>
    <style:style style:name="T33" style:family="text">
      <style:text-properties officeooo:rsid="00245391"/>
    </style:style>
    <style:style style:name="T34" style:family="text">
      <style:text-properties officeooo:rsid="00259cb5"/>
    </style:style>
    <style:style style:name="T35" style:family="text">
      <style:text-properties officeooo:rsid="00282efe"/>
    </style:style>
    <style:style style:name="T36" style:family="text">
      <style:text-properties officeooo:rsid="002850f6"/>
    </style:style>
    <style:style style:name="T37" style:family="text">
      <style:text-properties officeooo:rsid="00288f80"/>
    </style:style>
    <style:style style:name="T38"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20"/>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P20"/>
      <text:p text:style-name="P20"><text:subject>Real-Time Bridge Monitoring</text:subject></text:p>
      <text:p text:style-name="P20"><text:title>Installation Guide</text:title></text:p>
      <text:p text:style-name="P20"/>
      <text:p text:style-name="P20"><text:span text:style-name="T3">Version </text:span><text:span text:style-name="T3"><text:user-defined style:data-style-name="N0" text:name="Version Number">1.1</text:user-defined></text:span></text:p>
      <text:p text:style-name="Standard"/>
      <text:p text:style-name="P19">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Date</text:p>
          </table:table-cell>
          <table:table-cell table:style-name="Table1.A1" office:value-type="string">
            <text:p text:style-name="P21">Version</text:p>
          </table:table-cell>
          <table:table-cell table:style-name="Table1.A1" office:value-type="string">
            <text:p text:style-name="P21">Description</text:p>
          </table:table-cell>
          <table:table-cell table:style-name="Table1.D1" office:value-type="string">
            <text:p text:style-name="P21">Author</text:p>
          </table:table-cell>
        </table:table-row>
        <table:table-row table:style-name="Table1.1">
          <table:table-cell table:style-name="Table1.A1" office:value-type="string">
            <text:p text:style-name="Tabletext">2002-00-00</text:p>
          </table:table-cell>
          <table:table-cell table:style-name="Table1.A1" office:value-type="string">
            <text:p text:style-name="Tabletext">0.01</text:p>
          </table:table-cell>
          <table:table-cell table:style-name="Table1.A1" office:value-type="string">
            <text:p text:style-name="Tabletext">Initial Draft</text:p>
          </table:table-cell>
          <table:table-cell table:style-name="Table1.D1" office:value-type="string">
            <text:p text:style-name="P22"/>
          </table:table-cell>
        </table:table-row>
        <table:table-row table:style-name="Table1.1">
          <table:table-cell table:style-name="Table1.A1" office:value-type="string">
            <text:p text:style-name="P23">2013-12-12</text:p>
          </table:table-cell>
          <table:table-cell table:style-name="Table1.A1" office:value-type="string">
            <text:p text:style-name="P24">1.0</text:p>
          </table:table-cell>
          <table:table-cell table:style-name="Table1.A1" office:value-type="string">
            <text:p text:style-name="P25">First Setup of the document</text:p>
          </table:table-cell>
          <table:table-cell table:style-name="Table1.D1" office:value-type="string">
            <text:p text:style-name="P24">Andrea Bottoli</text:p>
          </table:table-cell>
        </table:table-row>
        <table:table-row table:style-name="Table1.1">
          <table:table-cell table:style-name="Table1.A1" office:value-type="string">
            <text:p text:style-name="P26">2014-01-06</text:p>
          </table:table-cell>
          <table:table-cell table:style-name="Table1.A1" office:value-type="string">
            <text:p text:style-name="P26">1.1</text:p>
          </table:table-cell>
          <table:table-cell table:style-name="Table1.A1" office:value-type="string">
            <text:p text:style-name="P26">Added <text:span text:style-name="T33">prerequisites, configuration chapter</text:span></text:p>
          </table:table-cell>
          <table:table-cell table:style-name="Table1.D1" office:value-type="string">
            <text:p text:style-name="P26">Lorenzo Pagliari</text:p>
          </table:table-cell>
        </table:table-row>
        <table:table-row table:style-name="Table1.1">
          <table:table-cell table:style-name="Table1.A1" office:value-type="string">
            <text:p text:style-name="P22"/>
          </table:table-cell>
          <table:table-cell table:style-name="Table1.A1" office:value-type="string">
            <text:p text:style-name="P22"/>
          </table:table-cell>
          <table:table-cell table:style-name="Table1.A1" office:value-type="string">
            <text:p text:style-name="P2"/>
          </table:table-cell>
          <table:table-cell table:style-name="Table1.D1" office:value-type="string">
            <text:p text:style-name="P22"/>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table-of-content text:style-name="Sect1" text:protected="true" text:name="Indice generale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30"><text:a xlink:type="simple" xlink:href="#__RefHeading__586_200431313" text:style-name="Index_20_Link" text:visited-style-name="Index_20_Link">1.Introduction<text:tab/>4</text:a></text:p>
          <text:p text:style-name="P31"><text:a xlink:type="simple" xlink:href="#__RefHeading__588_200431313" text:style-name="Index_20_Link" text:visited-style-name="Index_20_Link">1.1Purpose of this document<text:tab/>4</text:a></text:p>
          <text:p text:style-name="P31"><text:a xlink:type="simple" xlink:href="#__RefHeading__590_200431313" text:style-name="Index_20_Link" text:visited-style-name="Index_20_Link">1.2Document organization<text:tab/>4</text:a></text:p>
          <text:p text:style-name="P31"><text:a xlink:type="simple" xlink:href="#__RefHeading__592_200431313" text:style-name="Index_20_Link" text:visited-style-name="Index_20_Link">1.3Intended Audience<text:tab/>4</text:a></text:p>
          <text:p text:style-name="P31"><text:a xlink:type="simple" xlink:href="#__RefHeading__594_200431313" text:style-name="Index_20_Link" text:visited-style-name="Index_20_Link">1.4Scope<text:tab/>4</text:a></text:p>
          <text:p text:style-name="P31"><text:a xlink:type="simple" xlink:href="#__RefHeading__596_200431313" text:style-name="Index_20_Link" text:visited-style-name="Index_20_Link">1.5Definitions and acronyms<text:tab/>4</text:a></text:p>
          <text:p text:style-name="P31"><text:a xlink:type="simple" xlink:href="#__RefHeading__602_200431313" text:style-name="Index_20_Link" text:visited-style-name="Index_20_Link">1.6References<text:tab/>4</text:a></text:p>
          <text:p text:style-name="P30"><text:a xlink:type="simple" xlink:href="#__RefHeading__712_200431313" text:style-name="Index_20_Link" text:visited-style-name="Index_20_Link">2. Prerequisites<text:tab/>5</text:a></text:p>
          <text:p text:style-name="P31"><text:a xlink:type="simple" xlink:href="#__RefHeading__1034_1185906206" text:style-name="Index_20_Link" text:visited-style-name="Index_20_Link">2.1System Requirements<text:tab/>5</text:a></text:p>
          <text:p text:style-name="P31"><text:a xlink:type="simple" xlink:href="#__RefHeading__1036_1185906206" text:style-name="Index_20_Link" text:visited-style-name="Index_20_Link">Minimum<text:tab/>5</text:a></text:p>
          <text:p text:style-name="P31"><text:a xlink:type="simple" xlink:href="#__RefHeading__1038_1185906206" text:style-name="Index_20_Link" text:visited-style-name="Index_20_Link">2.2Software Requirements<text:tab/>5</text:a></text:p>
          <text:p text:style-name="P31"><text:a xlink:type="simple" xlink:href="#__RefHeading__820_200431313" text:style-name="Index_20_Link" text:visited-style-name="Index_20_Link">2.3Linux (Debian based) OS<text:tab/>5</text:a></text:p>
          <text:p text:style-name="P31"><text:a xlink:type="simple" xlink:href="#__RefHeading__822_200431313" text:style-name="Index_20_Link" text:visited-style-name="Index_20_Link">2.4Windows OS<text:tab/>5</text:a></text:p>
          <text:p text:style-name="P30"><text:a xlink:type="simple" xlink:href="#__RefHeading__824_200431313" text:style-name="Index_20_Link" text:visited-style-name="Index_20_Link">3.Linux OS (Debian based)<text:tab/>5</text:a></text:p>
          <text:p text:style-name="P30"><text:a xlink:type="simple" xlink:href="#__RefHeading__826_200431313" text:style-name="Index_20_Link" text:visited-style-name="Index_20_Link">4.Windows OS<text:tab/>5</text:a></text:p>
          <text:p text:style-name="P30"><text:a xlink:type="simple" xlink:href="#__RefHeading__1040_1185906206" text:style-name="Index_20_Link" text:visited-style-name="Index_20_Link">5.Configuration<text:tab/>6</text:a></text:p>
          <text:p text:style-name="P31"><text:a xlink:type="simple" xlink:href="#__RefHeading__1042_1185906206" text:style-name="Index_20_Link" text:visited-style-name="Index_20_Link">5.1Source folder configuration<text:tab/>6</text:a></text:p>
        </text:index-body>
      </text:table-of-content>
      <text:p text:style-name="Standard"/>
      <text:h text:style-name="P51" text:outline-level="1"><text:bookmark-start text:name="__RefHeading__586_200431313"/>Introduction<text:bookmark-end text:name="__RefHeading__586_200431313"/></text:h>
      <text:p text:style-name="Standard"/>
      <text:h text:style-name="Heading_20_2" text:outline-level="2"><text:bookmark-start text:name="__RefHeading__588_200431313"/>Purpose of this document<text:bookmark-end text:name="__RefHeading__588_200431313"/></text:h>
      <text:p text:style-name="Standard">The purpose of this document is <text:span text:style-name="T33">to provide a first guide to the installation of our product and help to the first system configuration.</text:span></text:p>
      <text:p text:style-name="Standard"/>
      <text:h text:style-name="Heading_20_2" text:outline-level="2"><text:bookmark-start text:name="__RefHeading__590_200431313"/>Document organization<text:bookmark-end text:name="__RefHeading__590_200431313"/></text:h>
      <text:p text:style-name="Standard">The document is organized as follows: </text:p>
      <text:list xml:id="list4769714309391055767" text:style-name="L1">
        <text:list-item>
          <text:p text:style-name="P32">Section 1, <text:span text:style-name="T4">Introduction,</text:span> describes contents of this guide, used documentation during developing process etc.</text:p>
        </text:list-item>
        <text:list-item>
          <text:p text:style-name="P33">Section 2, <text:span text:style-name="T5">Prerequisites</text:span><text:span text:style-name="T17">, describes the minimum and recommended system requirements needed to run the product.</text:span></text:p>
        </text:list-item>
        <text:list-item>
          <text:p text:style-name="P33"><text:span text:style-name="T17">Section 3, </text:span><text:span text:style-name="T5">Linux OS (Debian based)</text:span><text:span text:style-name="T17">, describes how to install the product on a machine whit a Linux Debian based Operating System.</text:span></text:p>
        </text:list-item>
        <text:list-item>
          <text:p text:style-name="P33"><text:span text:style-name="T17">Section 4, </text:span><text:span text:style-name="T5">Windows OS</text:span><text:span text:style-name="T17">, describes how to install the product on a machine whit a Windows Operating System.</text:span></text:p>
        </text:list-item>
        <text:list-item>
          <text:p text:style-name="P33"><text:span text:style-name="T17">Section 5, </text:span><text:span text:style-name="T5">Configuration</text:span><text:span text:style-name="T17">, describes how to configure the various part of the system.</text:span></text:p>
        </text:list-item>
      </text:list>
      <text:p text:style-name="Standard"/>
      <text:h text:style-name="Heading_20_2" text:outline-level="2"><text:bookmark-start text:name="__RefHeading__592_200431313"/>Intended Audience<text:bookmark-end text:name="__RefHeading__592_200431313"/></text:h>
      <text:p text:style-name="Standard">The intended audience is:</text:p>
      <text:list xml:id="list8159800514316816089" text:style-name="L2">
        <text:list-item>
          <text:p text:style-name="P34">The customers</text:p>
        </text:list-item>
        <text:list-item>
          <text:p text:style-name="P35">Anyone that want to install <text:span text:style-name="T34">and configure</text:span> this product</text:p>
        </text:list-item>
      </text:list>
      <text:p text:style-name="Standard"/>
      <text:h text:style-name="Heading_20_2" text:outline-level="2"><text:bookmark-start text:name="__RefHeading__594_200431313"/>Scope<text:bookmark-end text:name="__RefHeading__594_200431313"/></text:h>
      <text:p text:style-name="P13">The purpose of this document is <text:span text:style-name="T33">to provide a first guide to the installation of our product and help to the first system configuration. This document doesn't talk about how to use the product and its functionalities; for that consult the user manual.</text:span></text:p>
      <text:p text:style-name="Standard"/>
      <text:h text:style-name="Heading_20_2" text:outline-level="2"><text:bookmark-start text:name="__RefHeading__596_200431313"/>Definitions and acronyms<text:bookmark-end text:name="__RefHeading__596_200431313"/></text:h>
      <text:h text:style-name="Heading_20_3" text:outline-level="3"><text:bookmark-start text:name="__RefHeading__598_200431313"/>Definitions<text:bookmark-end text:name="__RefHeading__598_200431313"/></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8"/>
          </table:table-cell>
          <table:table-cell table:style-name="Table2.B2" office:value-type="string">
            <text:p text:style-name="P17"/>
          </table:table-cell>
        </table:table-row>
        <table:table-row table:style-name="Table2.1">
          <table:table-cell table:style-name="Table2.A3" office:value-type="string">
            <text:p text:style-name="P8"/>
          </table:table-cell>
          <table:table-cell table:style-name="Table2.B3" office:value-type="string">
            <text:p text:style-name="P8"/>
          </table:table-cell>
        </table:table-row>
      </table:table>
      <text:p text:style-name="Standard"/>
      <text:h text:style-name="Heading_20_3" text:outline-level="3"><text:bookmark-start text:name="__RefHeading__600_200431313"/>Acronyms and abbreviations<text:bookmark-end text:name="__RefHeading__600_200431313"/></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9">NTR</text:span></text:span></text:p>
          </table:table-cell>
          <table:table-cell table:style-name="Table3.B2" office:value-type="string">
            <text:p text:style-name="P16">Nothing to Report.</text:p>
            <text:p text:style-name="P16">There is no information to a specific topic available or necessary.</text:p>
          </table:table-cell>
        </table:table-row>
        <table:table-row table:style-name="Table3.1">
          <table:table-cell table:style-name="Table3.A3" office:value-type="string">
            <text:p text:style-name="P6">IF</text:p>
          </table:table-cell>
          <table:table-cell table:style-name="Table3.B3" office:value-type="string">
            <text:p text:style-name="P9">Installation folder.</text:p>
            <text:p text:style-name="P9">Is the folder in which the system has been installed.</text:p>
          </table:table-cell>
        </table:table-row>
        <table:table-row table:style-name="Table3.1">
          <table:table-cell table:style-name="Table3.A4" office:value-type="string">
            <text:p text:style-name="P7">DSP</text:p>
          </table:table-cell>
          <table:table-cell table:style-name="Table3.B4" office:value-type="string">
            <text:p text:style-name="P10">Default Sources Path.</text:p>
            <text:p text:style-name="P10">Is the default path to the sources folder.</text:p>
          </table:table-cell>
        </table:table-row>
      </table:table>
      <text:p text:style-name="Standard"/>
      <text:h text:style-name="Heading_20_2" text:outline-level="2"><text:bookmark-start text:name="__RefHeading__602_200431313"/><text:soft-page-break/>References<text:bookmark-end text:name="__RefHeading__602_200431313"/></text:h>
      <text:p text:style-name="Standard"/>
      <text:p text:style-name="P46">Apache-Tomcat:</text:p>
      <text:p text:style-name="P47"><text:span text:style-name="T35">- </text:span><text:a xlink:type="simple" xlink:href="http://tomcat.apache.org/">http://tomcat.apache.org/</text:a></text:p>
      <text:p text:style-name="P47"/>
      <text:p text:style-name="P46">MySQL:</text:p>
      <text:p text:style-name="P47"><text:span text:style-name="T35">- </text:span><text:a xlink:type="simple" xlink:href="http://www.mysql.it/">http://www.mysql.it/</text:a></text:p>
      <text:p text:style-name="P47"/>
      <text:p text:style-name="P46">Quartz Schedule:</text:p>
      <text:p text:style-name="P47"><text:span text:style-name="T35">- </text:span><text:a xlink:type="simple" xlink:href="http://www.quartz-scheduler.org/">http://www.quartz-scheduler.org/</text:a></text:p>
      <text:p text:style-name="P47"/>
      <text:p text:style-name="P46">Java:</text:p>
      <text:p text:style-name="P47"><text:span text:style-name="T35">- </text:span><text:a xlink:type="simple" xlink:href="http://www.java.com/it/">http://www.java.com/it/</text:a></text:p>
      <text:p text:style-name="P47"/>
      <text:p text:style-name="P46">Java Technologies:</text:p>
      <text:p text:style-name="P47"><text:span text:style-name="T35">- </text:span><text:a xlink:type="simple" xlink:href="http://www.oracle.com/technetwork/java/index.html">http://www.oracle.com/technetwork/java/index.html</text:a> </text:p>
      <text:h text:style-name="P51" text:outline-level="1"><text:bookmark-start text:name="__RefHeading__712_200431313"/><text:s/><text:span text:style-name="T10">Prerequisites</text:span><text:bookmark-end text:name="__RefHeading__712_200431313"/></text:h>
      <text:h text:style-name="P63" text:outline-level="2"><text:bookmark-start text:name="__RefHeading__1034_1185906206"/>System Requirements<text:bookmark-end text:name="__RefHeading__1034_1185906206"/></text:h>
      <text:h text:style-name="P65" text:outline-level="2" text:is-list-header="true"><text:bookmark-start text:name="__RefHeading__1036_1185906206"/>Minimum<text:bookmark-end text:name="__RefHeading__1036_1185906206"/></text:h>
      <text:list xml:id="list3646025720962591808" text:style-name="L3">
        <text:list-item>
          <text:p text:style-name="P36"><text:span text:style-name="T28">C</text:span>PU: <text:s text:c="10"/>Desktop cpu Quad Core</text:p>
        </text:list-item>
      </text:list>
      <text:list xml:id="list5304952030751193629" text:style-name="L4">
        <text:list-item>
          <text:p text:style-name="P38">Hard Disk: <text:s/><text:span text:style-name="T29">50 GB</text:span></text:p>
        </text:list-item>
        <text:list-item>
          <text:p text:style-name="P38">RAM: <text:tab/> <text:s text:c="6"/>4 GB</text:p>
        </text:list-item>
        <text:list-item>
          <text:p text:style-name="P41"><text:span text:style-name="T28">M</text:span>edia:<text:tab/> <text:s text:c="5"/>CD-ROM</text:p>
        </text:list-item>
        <text:list-item>
          <text:p text:style-name="P41">Interfaces: <text:s text:c="3"/><text:span text:style-name="T30">Gigabit Ethernet</text:span></text:p>
        </text:list-item>
        <text:list-item>
          <text:p text:style-name="P41">Input:<text:tab/> <text:s text:c="5"/>USB ports</text:p>
        </text:list-item>
        <text:list-item>
          <text:p text:style-name="P41">Network: <text:s text:c="5"/><text:span text:style-name="T31">2Mbps Symmetric connection</text:span></text:p>
        </text:list-item>
      </text:list>
      <text:p text:style-name="P40"/>
      <text:p text:style-name="P43">Recommended</text:p>
      <text:list xml:id="list162555886160326" text:continue-list="list3646025720962591808" text:style-name="L3">
        <text:list-item>
          <text:p text:style-name="P36"><text:span text:style-name="T28">C</text:span>PU: <text:s text:c="10"/>Server cpu Quad Core</text:p>
        </text:list-item>
      </text:list>
      <text:list xml:id="list162555887143601" text:continue-list="list5304952030751193629" text:style-name="L4">
        <text:list-item>
          <text:p text:style-name="P39">Hard Disk: <text:span text:style-name="T29">100 GB</text:span></text:p>
        </text:list-item>
        <text:list-item>
          <text:p text:style-name="P44"><text:span text:style-name="T13">RAM</text:span>:<text:span text:style-name="T13"> <text:s text:c="9"/></text:span><text:span text:style-name="T15">16 GB</text:span></text:p>
        </text:list-item>
        <text:list-item>
          <text:p text:style-name="P42"><text:span text:style-name="T28">M</text:span>edia:<text:tab/> <text:s text:c="5"/>CD-ROM</text:p>
        </text:list-item>
        <text:list-item>
          <text:p text:style-name="P42">Interfaces: <text:s text:c="3"/><text:span text:style-name="T30">Gigabit Ethernet, Wireless b/g/n</text:span></text:p>
        </text:list-item>
        <text:list-item>
          <text:p text:style-name="P37">Input:<text:tab/> <text:s text:c="5"/>USB ports</text:p>
        </text:list-item>
        <text:list-item>
          <text:p text:style-name="P45"><text:span text:style-name="T13">Network: <text:s text:c="5"/></text:span><text:span text:style-name="T16">4Mbps Symmetric connection</text:span></text:p>
        </text:list-item>
      </text:list>
      <text:p text:style-name="P12"/>
      <text:p text:style-name="P12"/>
      <text:h text:style-name="Heading_20_2" text:outline-level="2"><text:bookmark-start text:name="__RefHeading__1038_1185906206"/>Software Requirements<text:bookmark-end text:name="__RefHeading__1038_1185906206"/></text:h>
      <text:list xml:id="list2087108281873821538" text:style-name="L5">
        <text:list-item>
          <text:p text:style-name="P52"><text:span text:style-name="T11">Apache-Tomcat web server 6.0 or newest</text:span></text:p>
        </text:list-item>
        <text:list-item>
          <text:p text:style-name="P54"><text:span text:style-name="T11">J</text:span>ava version 1.6 or newest</text:p>
        </text:list-item>
      </text:list>
      <text:list xml:id="list3273598520103393100" text:style-name="L6">
        <text:list-item>
          <text:p text:style-name="P56"><text:span text:style-name="T11">JRE version 6 or newest</text:span></text:p>
        </text:list-item>
        <text:list-item>
          <text:p text:style-name="P55"><text:span text:style-name="T11">J</text:span>avascript version 1.0 or newest</text:p>
        </text:list-item>
        <text:list-item>
          <text:p text:style-name="P55"><text:span text:style-name="T11">M</text:span>ySQL <text:span text:style-name="T36">Server </text:span>version 5.0 or newest</text:p>
        </text:list-item>
        <text:list-item>
          <text:p text:style-name="P53">Quartz version 2.<text:span text:style-name="T32">2</text:span> or newest</text:p>
        </text:list-item>
      </text:list>
      <text:p text:style-name="P60"/>
      <text:h text:style-name="P64" text:outline-level="2"><text:bookmark-start text:name="__RefHeading__820_200431313"/>Linux (Debian based) OS<text:bookmark-end text:name="__RefHeading__820_200431313"/></text:h>
      <text:h text:style-name="P64" text:outline-level="2"><text:bookmark-start text:name="__RefHeading__822_200431313"/>Windows OS<text:bookmark-end text:name="__RefHeading__822_200431313"/></text:h>
      <text:p text:style-name="P49"/>
      <text:p text:style-name="P11"/>
      <text:p text:style-name="P11"/>
      <text:h text:style-name="P50" text:outline-level="1"><text:bookmark-start text:name="__RefHeading__824_200431313"/>Linux OS (Debian based)<text:bookmark-end text:name="__RefHeading__824_200431313"/></text:h>
      <text:p text:style-name="P11"/>
      <text:h text:style-name="P50" text:outline-level="1"><text:bookmark-start text:name="__RefHeading__826_200431313"/>Windows OS<text:bookmark-end text:name="__RefHeading__826_200431313"/></text:h>
      <text:p text:style-name="Standard"/>
      <text:p text:style-name="Standard"/>
      <text:p text:style-name="Standard"/>
      <text:p text:style-name="Standard"/>
      <text:p text:style-name="Standard"/>
      <text:h text:style-name="Heading_20_1" text:outline-level="1"><text:bookmark-start text:name="__RefHeading__1040_1185906206"/><text:soft-page-break/>Configuration<text:bookmark-end text:name="__RefHeading__1040_1185906206"/></text:h>
      <text:h text:style-name="Heading_20_2" text:outline-level="2"><text:bookmark-start text:name="__RefHeading__1042_1185906206"/>Source folder configuration<text:bookmark-end text:name="__RefHeading__1042_1185906206"/></text:h>
      <text:p text:style-name="P27">To configure the source folder, you have to edit the configuration file of the system. Go to the <text:span text:style-name="T12">IF</text:span><text:span text:style-name="T14"> </text:span><text:span text:style-name="T13">and</text:span> then go into the “<text:span text:style-name="T6">EngineConfig</text:span><text:span text:style-name="T18">” folder; here there will be the configuration file named “</text:span><text:span text:style-name="T7">source_path.cfg</text:span><text:span text:style-name="T18">”. Edit this file with a text editor and change the source path folder that you want.</text:span></text:p>
      <text:p text:style-name="P59">If you edit wrong the path, the system will be setup again the source folder path to the default source path.</text:p>
      <text:p text:style-name="P29"><text:span text:style-name="T20">DSP</text:span><text:span text:style-name="T24">:</text:span><text:span text:style-name="T19"> <text:s/>“</text:span><text:span text:style-name="T24">&lt;</text:span><text:span text:style-name="T21">IF</text:span><text:span text:style-name="T24">&gt;</text:span><text:span text:style-name="T26"> </text:span><text:span text:style-name="T19">/ </text:span><text:span text:style-name="T8">Sources</text:span><text:span text:style-name="T19">”</text:span></text:p>
      <text:p text:style-name="P59">Wrong edit means:</text:p>
      <text:list xml:id="list8382289542244686566" text:style-name="L7">
        <text:list-header>
          <text:p text:style-name="P61">Delete or forgot to insert a path</text:p>
        </text:list-header>
      </text:list>
      <text:list xml:id="list5519194412069025040" text:style-name="L8">
        <text:list-item>
          <text:p text:style-name="P62">Insert something that is not a path</text:p>
        </text:list-item>
        <text:list-item>
          <text:p text:style-name="P62">Insert a “new line” character before the path</text:p>
        </text:list-item>
        <text:list-item>
          <text:p text:style-name="P62">Insert a not valid path.</text:p>
        </text:list-item>
      </text:list>
      <text:p text:style-name="P27"><text:span text:style-name="T18">In all these cases the system will put the source path at the </text:span><text:span text:style-name="T22">DSP</text:span><text:span text:style-name="T18">.</text:span></text:p>
      <text:p text:style-name="P59">Also in cases of:</text:p>
      <text:list xml:id="list7640738623283918066" text:style-name="L9">
        <text:list-item>
          <text:p text:style-name="P58">“source_path.cfg” file missing</text:p>
          <text:list>
            <text:list-item>
              <text:p text:style-name="P58">the configuration file is real missing into the folder</text:p>
            </text:list-item>
            <text:list-item>
              <text:p text:style-name="P58">the configuration file has been renamed</text:p>
            </text:list-item>
          </text:list>
        </text:list-item>
        <text:list-item>
          <text:p text:style-name="P58">“EngineConfig” folder missimg</text:p>
          <text:list>
            <text:list-item>
              <text:p text:style-name="P58">the folder is real missing</text:p>
            </text:list-item>
            <text:list-item>
              <text:p text:style-name="P58">the folder has been renamed</text:p>
            </text:list-item>
          </text:list>
        </text:list-item>
      </text:list>
      <text:p text:style-name="P27"><text:span text:style-name="T18">the system will create again the missing folder and the missing configuration file, and will set the source path to the </text:span><text:span text:style-name="T23">DSP</text:span><text:span text:style-name="T18">.</text:span></text:p>
      <text:p text:style-name="P57"/>
      <text:p text:style-name="P57"/>
      <text:p text:style-name="P28"><text:span text:style-name="T24">N.B.: Do not put any newline after the comments and before the source path, do not put space before the path, do not put any numerical characters before the path, do not put any alphabetic </text:span><text:span text:style-name="T25">character before the path if is not part of the path</text:span><text:span text:style-name="T24">, otherwise the system will not detect the path and will set the path </text:span><text:span text:style-name="T27">to the DSP</text:span><text:span text:style-name="T24">. Is recommended to not delete or modify the configuration folder and configuration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ymbol" svg:font-family="Symbol" style:font-pitch="variable" style:font-charset="x-symbol"/>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pitch="variable" style:font-name-complex="Tahoma" style:font-family-complex="Tahoma" style:font-pitch-complex="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pitch="variable" style:font-name-complex="Book Antiqua" style:font-family-complex="'Book Antiqua'" style:font-pitch-complex="variable"/>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family="'Courier New'" style:font-pitch="variable" fo:font-size="9pt" style:font-size-asian="9pt" style:font-name-complex="Courier New" style:font-family-complex="'Courier New'" style:font-pitch-complex="variable"/>
    </style:style>
    <style:style style:name="Command" style:family="paragraph" style:parent-style-name="Header">
      <style:paragraph-properties fo:margin-left="0.75cm" fo:margin-right="0cm"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family="'Courier New'" style:font-pitch="variable" fo:font-size="12pt" fo:font-style="italic" fo:font-weight="bold" style:font-size-asian="12pt" style:font-style-asian="italic" style:font-weight-asian="bold" style:font-name-complex="Courier New" style:font-family-complex="'Courier New'" style:font-pitch-complex="variable"/>
    </style:style>
    <style:style style:name="ConfigFile"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family="'Courier New'" style:font-pitch="variable" fo:font-weight="bold" style:font-weight-asian="bold" style:font-name-complex="Courier New" style:font-family-complex="'Courier New'" style:font-pitch-complex="variable"/>
    </style:style>
    <style:style style:name="Output"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fo:font-family="'Courier New'" style:font-pitch="variable" style:font-name-complex="Courier New" style:font-family-complex="'Courier New'" style:font-pitch-complex="variable"/>
    </style:style>
    <style:style style:name="DocumentInfo" style:family="paragraph" style:parent-style-name="Heading_20_2" style:default-outline-level="" style:list-style-name="WW8Num3">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Header">
      <style:text-properties officeooo:paragraph-rsid="000c7c15"/>
    </style:style>
    <style:style style:name="MP4" style:family="paragraph" style:parent-style-name="Standard">
      <style:paragraph-properties fo:margin-left="0cm" fo:margin-right="0.635cm" fo:text-indent="0cm" style:auto-text-indent="false" style:snap-to-layout-grid="false"/>
      <style:text-properties fo:font-size="12pt" style:font-size-asian="12pt"/>
    </style:style>
    <style:style style:name="MP5" style:family="paragraph" style:parent-style-name="Standard">
      <style:paragraph-properties fo:text-align="center" style:justify-single-word="false" style:snap-to-layout-grid="false"/>
    </style:style>
    <style:style style:name="MP6" style:family="paragraph" style:parent-style-name="Standard">
      <style:paragraph-properties fo:text-align="end" style:justify-single-word="false"/>
    </style:style>
    <style:style style:name="MP7" style:family="paragraph" style:parent-style-name="Header">
      <style:text-properties fo:language="none" fo:country="none" style:language-asian="none" style:country-asian="none"/>
    </style:style>
    <style:style style:name="MP8" style:family="paragraph">
      <style:paragraph-properties style:writing-mode="lr-tb"/>
    </style:style>
    <style:style style:name="MT1" style:family="text">
      <style:text-properties officeooo:rsid="000b04d5"/>
    </style:style>
    <style:style style:name="MT2" style:family="text"/>
    <style:style style:name="MT3" style:family="text">
      <style:text-properties fo:language="none" fo:country="none" style:language-asian="none"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1</text:user-defined></text:p>
            </table:table-cell>
          </table:table-row>
          <table:table-row table:style-name="Table6.1">
            <table:table-cell table:style-name="Table6.A1" office:value-type="string">
              <text:p text:style-name="Standard"><text:title>Installation Guide</text:title></text:p>
            </table:table-cell>
            <table:table-cell table:style-name="Table6.B1" office:value-type="string">
              <text:p text:style-name="Standard"><text:s text:c="2"/>Date: <text:s/>20<text:span text:style-name="MT1">13</text:span>-<text:span text:style-name="MT1">12</text:span>-<text:span text:style-name="MT1">12</text:span></text:p>
            </table:table-cell>
          </table:table-row>
          <table:table-row table:style-name="Table6.1">
            <table:table-cell table:style-name="Table6.B1" table:number-columns-spanned="2" office:value-type="string">
              <text:p text:style-name="MP2"/>
            </table:table-cell>
            <table:covered-table-cell/>
          </table:table-row>
        </table:table>
        <text:p text:style-name="MP3"/>
      </style:header>
      <style:footer>
        <table:table table:name="Table5" table:style-name="Table5">
          <table:table-column table:style-name="Table5.A" table:number-columns-repeated="3"/>
          <table:table-row table:style-name="Table5.1">
            <table:table-cell table:style-name="Table5.A1" office:value-type="string">
              <text:p text:style-name="MP4"/>
            </table:table-cell>
            <table:table-cell table:style-name="Table5.A1" office:value-type="string">
              <text:p text:style-name="MP5"/>
            </table:table-cell>
            <table:table-cell table:style-name="Table5.A1" office:value-type="string">
              <text:p text:style-name="MP6">Page <text:span text:style-name="Page_20_Number"><text:page-number text:select-page="current"/></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3"><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7"><draw:custom-shape text:anchor-type="char" draw:z-index="1" draw:name="Rectangle 19" draw:style-name="Mgr1" draw:text-style-name="MP8" svg:width="16.193cm" svg:height="0.126cm" svg:x="-0.173cm" svg:y="0.078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allation Guide</dc:title>
    <dc:subject>Real-Time Bridge Monitoring</dc:subject>
    <meta:creation-date>2003-10-20T13:55:00</meta:creation-date>
    <dc:date>2014-01-06T16:25:55.632000000</dc:date>
    <meta:print-date>2000-10-31T09:28:00</meta:print-date>
    <meta:editing-cycles>42</meta:editing-cycles>
    <meta:editing-duration>PT2H40M10S</meta:editing-duration>
    <meta:generator>LibreOffice/4.1.3.2$Windows_x86 LibreOffice_project/70feb7d99726f064edab4605a8ab840c50ec57a</meta:generator>
    <meta:document-statistic meta:table-count="5" meta:image-count="3" meta:object-count="0" meta:page-count="7" meta:paragraph-count="136" meta:word-count="764" meta:character-count="4651" meta:non-whitespace-character-count="3977"/>
    <meta:user-defined meta:name="Version Number">1.1</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